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{</text:p>
      <text:p text:style-name="Preformatted_20_Text"><text:s text:c="4"/>"email": "",</text:p>
      <text:p text:style-name="Preformatted_20_Text"><text:s text:c="4"/>"password": "",</text:p>
      <text:p text:style-name="Preformatted_20_Text"><text:s text:c="4"/>"search_segments": [</text:p>
      <text:p text:style-name="Preformatted_20_Text"><text:s text:c="8"/>"keywords=",</text:p>
      <text:p text:style-name="Preformatted_20_Text"><text:s text:c="8"/>"countries=DE",</text:p>
      <text:p text:style-name="Preformatted_20_Text"><text:s text:c="8"/>"address=",</text:p>
      <text:p text:style-name="Preformatted_20_Text"><text:s text:c="8"/>"coord=",</text:p>
      <text:p text:style-name="Preformatted_20_Text"><text:s text:c="8"/>"bbox=",</text:p>
      <text:p text:style-name="Preformatted_20_Text"><text:s text:c="8"/>"maxDistance=",</text:p>
      <text:p text:style-name="Preformatted_20_Text"><text:s text:c="8"/>"distanceUnit=km",</text:p>
      <text:p text:style-name="Preformatted_20_Text"><text:s text:c="8"/>"legalForm=",</text:p>
      <text:p text:style-name="Preformatted_20_Text"><text:s text:c="8"/>"status=active",</text:p>
      <text:p text:style-name="Preformatted_20_Text"><text:s text:c="8"/>"segmentCodeStandard=UKSIC",</text:p>
      <text:p text:style-name="Preformatted_20_Text"><text:s text:c="8"/>"segmentCodes=",</text:p>
      <text:p text:style-name="Preformatted_20_Text"><text:s text:c="8"/>"search=power"</text:p>
      <text:p text:style-name="Preformatted_20_Text"><text:s text:c="4"/>],</text:p>
      <text:p text:style-name="Preformatted_20_Text"><text:s text:c="4"/>"output_file": "emails.txt"</text:p>
      <text:p text:style-name="Preformatted_20_Text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2-03T23:38:59.474698866</dc:date>
    <meta:editing-duration>PT35S</meta:editing-duration>
    <meta:editing-cycles>1</meta:editing-cycles>
    <meta:document-statistic meta:table-count="0" meta:image-count="0" meta:object-count="0" meta:page-count="1" meta:paragraph-count="19" meta:word-count="23" meta:character-count="387" meta:non-whitespace-character-count="249"/>
    <meta:generator>LibreOffice/24.8.4.2$Linux_X86_64 LibreOffice_project/480$Build-2</meta:generator>
  </office:meta>
</office:document-meta>
</file>